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2bfe77" officeooo:paragraph-rsid="002bfe77"/>
    </style:style>
    <style:style style:name="P3" style:family="paragraph" style:parent-style-name="Standard">
      <style:paragraph-properties fo:text-align="center" style:justify-single-word="false"/>
      <style:text-properties fo:language="pt" fo:country="BR"/>
    </style:style>
    <style:style style:name="P4" style:family="paragraph" style:parent-style-name="Standard">
      <style:paragraph-properties fo:line-height="115%" fo:text-align="justify" style:justify-single-word="false"/>
      <style:text-properties fo:language="pt" fo:country="BR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1" fo:font-weight="bold" officeooo:paragraph-rsid="0028cd13" style:font-weight-asian="bold" style:font-weight-complex="bold"/>
    </style:style>
    <style:style style:name="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8" style:family="paragraph" style:parent-style-name="Header">
      <style:text-properties fo:language="pt" fo:country="BR"/>
    </style:style>
    <style:style style:name="P9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0" style:family="paragraph" style:parent-style-name="Footer">
      <style:text-properties fo:language="pt" fo:country="BR"/>
    </style:style>
    <style:style style:name="P11" style:family="paragraph" style:parent-style-name="Text_20_body">
      <style:paragraph-properties fo:line-height="115%" fo:text-align="justify" style:justify-single-word="false"/>
      <style:text-properties fo:color="#000000" style:font-name="Times1" fo:font-size="10pt" fo:language="pt" fo:country="BR" fo:font-weight="normal" officeooo:rsid="001695fd" officeooo:paragraph-rsid="0028cd13" style:font-size-asian="8.75pt" style:font-weight-asian="normal" style:font-size-complex="10pt" style:font-weight-complex="normal"/>
    </style:style>
    <style:style style:name="P12" style:family="paragraph" style:parent-style-name="InfoBlue">
      <style:paragraph-properties fo:line-height="115%" fo:text-align="justify" style:justify-single-word="false"/>
      <style:text-properties fo:color="#000000" fo:language="pt" fo:country="BR" officeooo:rsid="002269d7" officeooo:paragraph-rsid="0028cd13"/>
    </style:style>
    <style:style style:name="P13" style:family="paragraph" style:parent-style-name="Standard">
      <style:text-properties fo:language="pt" fo:country="BR" officeooo:rsid="0027672a" officeooo:paragraph-rsid="0002e431"/>
    </style:style>
    <style:style style:name="P14" style:family="paragraph" style:parent-style-name="Standard" style:list-style-name="L1">
      <style:paragraph-properties fo:line-height="115%" fo:text-align="justify" style:justify-single-word="false"/>
      <style:text-properties style:font-name="Times1" fo:font-size="10pt" fo:font-weight="normal" officeooo:rsid="001695fd" officeooo:paragraph-rsid="0028cd13" style:font-size-asian="8.75pt" style:font-weight-asian="normal" style:font-size-complex="10pt" style:font-weight-complex="normal"/>
    </style:style>
    <style:style style:name="P15" style:family="paragraph" style:parent-style-name="Standard" style:list-style-name="L2">
      <style:paragraph-properties fo:line-height="115%" fo:text-align="justify" style:justify-single-word="false"/>
      <style:text-properties style:font-name="Times1" fo:font-size="10pt" fo:font-weight="normal" officeooo:rsid="001695fd" officeooo:paragraph-rsid="0028cd13" style:font-size-asian="8.75pt" style:font-weight-asian="normal" style:font-size-complex="10pt" style:font-weight-complex="normal"/>
    </style:style>
    <style:style style:name="P16" style:family="paragraph" style:parent-style-name="Standard" style:list-style-name="L1">
      <style:paragraph-properties fo:line-height="115%" fo:text-align="justify" style:justify-single-word="false"/>
      <style:text-properties style:font-name="Times1" fo:font-size="10pt" fo:font-weight="normal" officeooo:rsid="0016a70f" officeooo:paragraph-rsid="0028cd13" style:font-size-asian="8.75pt" style:font-weight-asian="normal" style:font-size-complex="10pt" style:font-weight-complex="normal"/>
    </style:style>
    <style:style style:name="P17" style:family="paragraph" style:parent-style-name="Heading" style:master-page-name="Standard">
      <style:paragraph-properties style:page-number="auto"/>
      <style:text-properties fo:color="#000000" fo:language="pt" fo:country="BR"/>
    </style:style>
    <style:style style:name="T1" style:family="text">
      <style:text-properties officeooo:rsid="002bfe77"/>
    </style:style>
    <style:style style:name="T2" style:family="text">
      <style:text-properties officeooo:rsid="001a8b1d"/>
    </style:style>
    <style:style style:name="T3" style:family="text">
      <style:text-properties officeooo:rsid="0002e431"/>
    </style:style>
    <style:style style:name="T4" style:family="text">
      <style:text-properties style:font-name="Symbol" style:font-name-asian="Symbol" style:font-name-complex="Symbol"/>
    </style:style>
    <style:style style:name="T5" style:family="text">
      <style:text-properties officeooo:rsid="0007bf82"/>
    </style:style>
    <style:style style:name="T6" style:family="text">
      <style:text-properties fo:language="pt" fo:country="BR"/>
    </style:style>
    <style:style style:name="T7" style:family="text">
      <style:text-properties officeooo:rsid="0016a70f"/>
    </style:style>
    <style:style style:name="T8" style:family="text">
      <style:text-properties officeooo:rsid="001695fd"/>
    </style:style>
    <style:style style:name="T9" style:family="text">
      <style:text-properties style:font-name="arial" fo:font-size="14pt" style:font-size-asian="14pt" style:font-size-complex="14pt"/>
    </style:style>
    <style:style style:name="T10" style:family="text">
      <style:text-properties style:font-name="arial"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2"><text:tab/><text:tab/><text:tab/><text:tab/><text:span text:style-name="T9"> </text:span><text:span text:style-name="T10">Lista de Ferramentas (Tools)</text:span></text:p>
      <text:p text:style-name="P6"/>
      <text:list xml:id="list789627857" text:style-name="L1">
        <text:list-header>
          <text:p text:style-name="P14"/>
        </text:list-header>
        <text:list-item>
          <text:p text:style-name="P14">Metodologia Ágil: <text:span text:style-name="T7">Scrum</text:span></text:p>
        </text:list-item>
        <text:list-item>
          <text:p text:style-name="P16">Diagrama de Gantt: Project Libre</text:p>
        </text:list-item>
        <text:list-item>
          <text:p text:style-name="P14">Modelo de caso de uso: Astah</text:p>
        </text:list-item>
        <text:list-item>
          <text:p text:style-name="P14">Sites utilizados para controle de versão: GitHub</text:p>
        </text:list-item>
        <text:list-item>
          <text:p text:style-name="P14">Banco de Dados: DB Browser SQLite</text:p>
        </text:list-item>
        <text:list-item>
          <text:p text:style-name="P14">Criação de wireframes: <text:span text:style-name="T7">Adobe XD</text:span></text:p>
        </text:list-item>
        <text:list-item>
          <text:p text:style-name="P16">Criação de <text:span text:style-name="T8">protótipo e mockups: Sublime text</text:span></text:p>
          <text:p text:style-name="P14"/>
        </text:list-item>
      </text:list>
      <text:list xml:id="list3874239707" text:style-name="L2">
        <text:list-header>
          <text:p text:style-name="P15"/>
        </text:list-header>
      </text:list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8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left="2.54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loext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line-height="100%" fo:orphans="2" fo:widows="2" fo:text-indent="0cm" style:auto-text-indent="false"/>
      <style:text-properties fo:font-size="12pt" style:font-size-asian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loext:contextual-spacing="false" fo:text-indent="0cm" style:auto-text-indent="false"/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1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1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" style:family="table">
      <style:table-properties style:width="16.732cm" fo:margin-left="-0.191cm" table:align="left" style:writing-mode="lr-tb"/>
    </style:style>
    <style:style style:name="Tabela3.A" style:family="table-column">
      <style:table-column-properties style:column-width="5.57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pt" fo:country="BR" officeooo:rsid="0027672a" officeooo:paragraph-rsid="0002e431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 officeooo:rsid="002bfe77" officeooo:paragraph-rsid="002bfe77"/>
    </style:style>
    <style:style style:name="MP4" style:family="paragraph" style:parent-style-name="Standard">
      <style:text-properties fo:language="pt" fo:country="BR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/>
    </style:style>
    <style:style style:name="MP8" style:family="paragraph" style:parent-style-name="Standard">
      <style:paragraph-properties fo:text-align="end" style:justify-single-word="false"/>
    </style:style>
    <style:style style:name="MP9" style:family="paragraph" style:parent-style-name="Footer">
      <style:text-properties fo:language="pt" fo:country="BR"/>
    </style:style>
    <style:style style:name="MT1" style:family="text">
      <style:text-properties officeooo:rsid="002bfe77"/>
    </style:style>
    <style:style style:name="MT2" style:family="text">
      <style:text-properties officeooo:rsid="001a8b1d"/>
    </style:style>
    <style:style style:name="MT3" style:family="text">
      <style:text-properties officeooo:rsid="0002e431"/>
    </style:style>
    <style:style style:name="MT4" style:family="text">
      <style:text-properties style:font-name="Symbol" style:font-name-asian="Symbol" style:font-name-complex="Symbol"/>
    </style:style>
    <style:style style:name="MT5" style:family="text">
      <style:text-properties officeooo:rsid="0007bf82"/>
    </style:style>
    <style:style style:name="MT6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>Projeto de Engenharia de Software</text:p>
            </table:table-cell>
            <table:table-cell table:style-name="Tabela4.B1" office:value-type="string">
              <text:p text:style-name="MP2"><text:s/></text:p>
            </table:table-cell>
          </table:table-row>
          <table:table-row table:style-name="Tabela4.1">
            <table:table-cell table:style-name="Tabela4.A1" office:value-type="string">
              <text:p text:style-name="MP3">Lista de Ferramentas</text:p>
            </table:table-cell>
            <table:table-cell table:style-name="Tabela4.B1" office:value-type="string">
              <text:p text:style-name="MP4"><text:s text:c="2"/>Date: <text:span text:style-name="MT1">22</text:span>/0<text:span text:style-name="MT2">3</text:span>/20<text:span text:style-name="MT3">21</text:span></text:p>
            </table:table-cell>
          </table:table-row>
        </table:table>
        <text:p text:style-name="MP5"/>
        <text:p text:style-name="MP5"/>
        <text:p text:style-name="MP5"/>
      </style:header>
      <style:footer>
        <table:table table:name="Tabela3" table:style-name="Tabela3">
          <table:table-column table:style-name="Tabela3.A" table:number-columns-repeated="3"/>
          <table:table-row table:style-name="Tabela3.1">
            <table:table-cell table:style-name="Tabela3.A1" office:value-type="string">
              <text:p text:style-name="MP6">Confidential</text:p>
            </table:table-cell>
            <table:table-cell table:style-name="Tabela3.A1" office:value-type="string">
              <text:p text:style-name="MP7"><text:span text:style-name="MT4"></text:span><text:user-defined style:data-style-name="N0" text:name="Company"/><text:span text:style-name="MT5">Mariana de Sampaio</text:span>, <text:date style:data-style-name="N107" text:date-value="2021-05-01T13:24:25.652185049">2021</text:date></text:p>
            </table:table-cell>
            <table:table-cell table:style-name="Tabela3.A1" office:value-type="string">
              <text:p text:style-name="MP8"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<text:s/>of </text:span></text:span><text:span text:style-name="Page_20_Number"><text:span text:style-name="MT6"><text:page-count style:num-format="1">1</text:page-count>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Plan</dc:title>
    <dc:subject>&lt;&lt;Name&gt;&gt;</dc:subject>
    <meta:keyword/>
    <dc:description/>
    <meta:creation-date>2021-02-17T19:23:05.150791325</meta:creation-date>
    <dc:date>2021-05-01T13:24:25.523672413</dc:date>
    <meta:editing-cycles>32</meta:editing-cycles>
    <meta:editing-duration>PT2H53M45S</meta:editing-duration>
    <meta:generator>LibreOffice/6.0.7.3$Linux_X86_64 LibreOffice_project/00m0$Build-3</meta:generator>
    <meta:document-statistic meta:table-count="2" meta:image-count="0" meta:object-count="0" meta:page-count="1" meta:paragraph-count="15" meta:word-count="70" meta:character-count="406" meta:non-whitespace-character-count="350"/>
  </office:meta>
</office:document-meta>
</file>